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Kennewick Lion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ohn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ar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mmer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Quesne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Markham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ockefel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arkham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tewar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tewar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efken</text:p>
          </table:table-cell>
          <table:table-cell table:number-columns-repeated="1019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06:19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</meta:editing-duration>
    <meta:editing-cycles>12</meta:editing-cycles>
    <meta:generator>LibreOffice/5.1.5.2$Windows_x86 LibreOffice_project/7a864d8825610a8c07cfc3bc01dd4fce6a9447e5</meta:generator>
    <dc:date>2017-11-25T16:07:31.996000000</dc:date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